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fb1" officeooo:paragraph-rsid="0018a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ian Mac Donald</meta:initial-creator>
    <meta:creation-date>2018-01-26T10:30:22.015218926</meta:creation-date>
    <dc:date>2018-01-26T10:30:51.109077324</dc:date>
    <dc:creator>Kilian Mac Donald</dc:creator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